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color="#808080" draw:marker-end="Arrow" draw:marker-end-width="0.3cm" draw:fill="solid" draw:textarea-vertical-align="middle"/>
    </style:style>
    <style:style style:name="gr3" style:family="graphic" style:parent-style-name="standard">
      <style:graphic-properties draw:stroke="solid" draw:stroke-dash="Dashed_20__28_var_29__20_4" svg:stroke-width="0.035cm" svg:stroke-color="#3465a4" draw:stroke-linejoin="round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416cm" fo:min-width="0.235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Dashed_20__28_var_29_" svg:stroke-width="0.035cm" svg:stroke-color="#3465a4" draw:stroke-linejoin="round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Dashed_20__28_var_29_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392cm" fo:min-width="0.233cm" fo:padding-top="0cm" fo:padding-bottom="0cm" fo:padding-left="0cm" fo:padding-right="0cm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18cm" svg:stroke-color="#80808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5" style:family="paragraph">
      <loext:graphic-properties draw:fill="none" draw:fill-color="#ffffff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6" style:family="paragraph">
      <style:text-properties fo:color="#808080"/>
    </style:style>
    <style:style style:name="P7" style:family="paragraph">
      <loext:graphic-properties draw:fill="none" draw:fill-color="#ffffff"/>
      <style:text-properties fo:color="#808080" fo:font-size="8pt" style:font-size-asian="8pt" style:font-size-complex="8pt"/>
    </style:style>
    <style:style style:name="T1" style:family="text">
      <style:text-properties fo:color="#80808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199cm" svg:height="0.199cm" svg:x="4.837cm" svg:y="2.999cm" svg:viewBox="0 0 200 200" svg:d="M0 200c0-35 4-70 13-100s22-55 37-73 32-27 50-27 35 9 50 27 28 43 37 73 13 65 13 100">
          <text:p/>
        </draw:path>
        <draw:line draw:style-name="gr1" draw:text-style-name="P1" draw:layer="layout" svg:x1="4.6cm" svg:y1="3.2cm" svg:x2="4.837cm" svg:y2="3.199cm">
          <text:p/>
        </draw:line>
        <draw:line draw:style-name="gr1" draw:text-style-name="P1" draw:layer="layout" svg:x1="6.136cm" svg:y1="3.7cm" svg:x2="7.3cm" svg:y2="3.7cm">
          <text:p/>
        </draw:line>
        <draw:path draw:style-name="gr1" draw:text-style-name="P1" draw:layer="layout" svg:width="0.199cm" svg:height="0.199cm" svg:x="5.037cm" svg:y="2.999cm" svg:viewBox="0 0 200 200" svg:d="M0 200c0-35 4-70 13-100s22-55 37-73 32-27 50-27 35 9 50 27 28 43 37 73 13 65 13 100">
          <text:p/>
        </draw:path>
        <draw:path draw:style-name="gr1" draw:text-style-name="P1" draw:layer="layout" svg:width="0.199cm" svg:height="0.199cm" svg:x="5.237cm" svg:y="2.999cm" svg:viewBox="0 0 200 200" svg:d="M0 200c0-35 4-70 13-100s22-55 37-73 32-27 50-27 35 9 50 27 28 43 37 73 13 65 13 100">
          <text:p/>
        </draw:path>
        <draw:path draw:style-name="gr1" draw:text-style-name="P1" draw:layer="layout" svg:width="0.199cm" svg:height="0.199cm" svg:x="5.636cm" svg:y="2.999cm" svg:viewBox="0 0 200 200" svg:d="M0 200c0-35 4-70 13-100s22-55 37-73 32-27 50-27 35 9 50 27 28 43 37 73 13 65 13 100">
          <text:p/>
        </draw:path>
        <draw:path draw:style-name="gr1" draw:text-style-name="P1" draw:layer="layout" svg:width="0.199cm" svg:height="0.199cm" svg:x="5.436cm" svg:y="2.999cm" svg:viewBox="0 0 200 200" svg:d="M0 200c0-35 4-70 13-100s22-55 37-73 32-27 50-27 35 9 50 27 28 43 37 73 13 65 13 100">
          <text:p/>
        </draw:path>
        <draw:path draw:style-name="gr1" draw:text-style-name="P1" draw:layer="layout" svg:width="0.199cm" svg:height="0.199cm" svg:x="4.801cm" svg:y="2.2cm" svg:viewBox="0 0 200 200" svg:d="M0 0c0 35 4 70 13 100s22 55 37 73 32 27 50 27 35-9 50-27 28-43 37-73 13-65 13-100">
          <text:p/>
        </draw:path>
        <draw:line draw:style-name="gr1" draw:text-style-name="P1" draw:layer="layout" svg:x1="4.6cm" svg:y1="2.2cm" svg:x2="4.8cm" svg:y2="2.2cm">
          <text:p/>
        </draw:line>
        <draw:line draw:style-name="gr1" draw:text-style-name="P1" draw:layer="layout" svg:x1="6.1cm" svg:y1="1.7cm" svg:x2="7.3cm" svg:y2="1.7cm">
          <text:p/>
        </draw:line>
        <draw:path draw:style-name="gr1" draw:text-style-name="P1" draw:layer="layout" svg:width="0.199cm" svg:height="0.199cm" svg:x="5.001cm" svg:y="2.2cm" svg:viewBox="0 0 200 200" svg:d="M0 0c0 35 4 70 13 100s22 55 37 73 32 27 50 27 35-9 50-27 28-43 37-73 13-65 13-100">
          <text:p/>
        </draw:path>
        <draw:path draw:style-name="gr1" draw:text-style-name="P1" draw:layer="layout" svg:width="0.199cm" svg:height="0.199cm" svg:x="5.201cm" svg:y="2.2cm" svg:viewBox="0 0 200 200" svg:d="M0 0c0 35 4 70 13 100s22 55 37 73 32 27 50 27 35-9 50-27 28-43 37-73 13-65 13-100">
          <text:p/>
        </draw:path>
        <draw:path draw:style-name="gr1" draw:text-style-name="P1" draw:layer="layout" svg:width="0.199cm" svg:height="0.199cm" svg:x="5.6cm" svg:y="2.2cm" svg:viewBox="0 0 200 200" svg:d="M0 0c0 35 4 70 13 100s22 55 37 73 32 27 50 27 35-9 50-27 28-43 37-73 13-65 13-100">
          <text:p/>
        </draw:path>
        <draw:path draw:style-name="gr1" draw:text-style-name="P1" draw:layer="layout" svg:width="0.199cm" svg:height="0.199cm" svg:x="5.4cm" svg:y="2.2cm" svg:viewBox="0 0 200 200" svg:d="M0 0c0 35 4 70 13 100s22 55 37 73 32 27 50 27 35-9 50-27 28-43 37-73 13-65 13-100">
          <text:p/>
        </draw:path>
        <draw:line draw:style-name="gr1" draw:text-style-name="P1" draw:layer="layout" svg:x1="4.837cm" svg:y1="2.6cm" svg:x2="5.837cm" svg:y2="2.6cm">
          <text:p/>
        </draw:line>
        <draw:line draw:style-name="gr1" draw:text-style-name="P1" draw:layer="layout" svg:x1="4.837cm" svg:y1="2.799cm" svg:x2="5.837cm" svg:y2="2.799cm">
          <text:p/>
        </draw:line>
        <draw:line draw:style-name="gr2" draw:text-style-name="P2" draw:layer="layout" svg:x1="3.9cm" svg:y1="4.6cm" svg:x2="2.8cm" svg:y2="4.7cm">
          <text:p/>
        </draw:line>
        <draw:path draw:style-name="gr3" draw:text-style-name="P3" draw:layer="layout" svg:width="0.599cm" svg:height="0.599cm" svg:x="3cm" svg:y="2.401cm" svg:viewBox="0 0 600 600" svg:d="M600 301c0 52-13 104-40 150-26 45-64 83-110 109-45 27-97 40-149 40-53 0-106-13-151-40-46-26-84-64-110-109-27-46-40-98-40-150 0-53 13-106 40-151 26-46 65-83 110-110 46-26 98-40 151-40 52 0 104 13 149 40 46 26 84 64 110 110 27 45 40 98 40 151z">
          <text:p/>
        </draw:path>
        <draw:line draw:style-name="gr1" draw:text-style-name="P1" draw:layer="layout" svg:x1="3.3cm" svg:y1="3.7cm" svg:x2="3.3cm" svg:y2="3cm">
          <text:p/>
        </draw:line>
        <draw:line draw:style-name="gr1" draw:text-style-name="P1" draw:layer="layout" svg:x1="3.3cm" svg:y1="2.401cm" svg:x2="3.3cm" svg:y2="1.7cm">
          <text:p/>
        </draw:line>
        <draw:frame draw:style-name="gr4" draw:text-style-name="P5" draw:layer="layout" svg:width="0.235cm" svg:height="0.416cm" svg:x="3.183cm" svg:y="2.503cm">
          <draw:text-box>
            <text:p text:style-name="P4">V</text:p>
          </draw:text-box>
        </draw:frame>
        <draw:line draw:style-name="gr5" draw:text-style-name="P2" draw:layer="layout" svg:x1="3.3cm" svg:y1="1.7cm" svg:x2="4.6cm" svg:y2="1.7cm">
          <text:p/>
        </draw:line>
        <draw:line draw:style-name="gr5" draw:text-style-name="P2" draw:layer="layout" svg:x1="3.3cm" svg:y1="3.7cm" svg:x2="4.6cm" svg:y2="3.7cm">
          <text:p/>
        </draw:line>
        <draw:path draw:style-name="gr6" draw:text-style-name="P2" draw:layer="layout" svg:width="0.599cm" svg:height="0cm" svg:x="2cm" svg:y="4.8cm" svg:viewBox="0 0 600 0" svg:d="M0 0c200 0 400 0 600 0">
          <text:p/>
        </draw:path>
        <draw:path draw:style-name="gr6" draw:text-style-name="P2" draw:layer="layout" svg:width="0.599cm" svg:height="0cm" svg:x="2cm" svg:y="4.6cm" svg:viewBox="0 0 600 0" svg:d="M0 0c200 0 400 0 600 0">
          <text:p/>
        </draw:path>
        <draw:path draw:style-name="gr6" draw:text-style-name="P2" draw:layer="layout" svg:width="0.399cm" svg:height="-0.001cm" draw:transform="rotate (-1.5707963267949) translate (2.3cm 4.2cm)" svg:viewBox="0 0 400 0" svg:d="M0 0c133 0 267 0 400 0">
          <text:p/>
        </draw:path>
        <draw:path draw:style-name="gr6" draw:text-style-name="P2" draw:layer="layout" svg:width="0.399cm" svg:height="-0.001cm" draw:transform="rotate (-1.5707963267949) translate (2.3cm 4.8cm)" svg:viewBox="0 0 400 0" svg:d="M0 0c133 0 267 0 400 0">
          <text:p/>
        </draw:path>
        <draw:path draw:style-name="gr7" draw:text-style-name="P3" draw:layer="layout" svg:width="0.599cm" svg:height="0.599cm" svg:x="2cm" svg:y="3.4cm" svg:viewBox="0 0 600 600" svg:d="M600 301c0 52-13 104-40 150-26 45-64 83-110 109-45 27-97 40-149 40-53 0-106-13-151-40-46-26-84-64-110-109-27-46-40-98-40-150 0-53 13-106 40-151 26-46 65-83 110-110 46-26 98-40 151-40 52 0 104 13 149 40 46 26 84 64 110 110 27 45 40 98 40 151z">
          <text:p/>
        </draw:path>
        <draw:line draw:style-name="gr8" draw:text-style-name="P1" draw:layer="layout" svg:x1="2.3cm" svg:y1="4.199cm" svg:x2="2.3cm" svg:y2="3.999cm">
          <text:p/>
        </draw:line>
        <draw:line draw:style-name="gr8" draw:text-style-name="P1" draw:layer="layout" svg:x1="2.3cm" svg:y1="3.4cm" svg:x2="2.3cm" svg:y2="2.7cm">
          <text:p/>
        </draw:line>
        <draw:frame draw:style-name="gr9" draw:text-style-name="P5" draw:layer="layout" svg:width="0.256cm" svg:height="0.395cm" svg:x="2.183cm" svg:y="3.502cm">
          <draw:text-box>
            <text:p text:style-name="P4">N</text:p>
          </draw:text-box>
        </draw:frame>
        <draw:line draw:style-name="gr10" draw:text-style-name="P2" draw:layer="layout" svg:x1="2.3cm" svg:y1="5.2cm" svg:x2="8.3cm" svg:y2="5.2cm">
          <text:p/>
        </draw:line>
        <draw:path draw:style-name="gr6" draw:text-style-name="P2" draw:layer="layout" svg:width="0.599cm" svg:height="0cm" svg:x="8cm" svg:y="4.3cm" svg:viewBox="0 0 600 0" svg:d="M0 0c200 0 400 0 600 0">
          <text:p/>
        </draw:path>
        <draw:path draw:style-name="gr6" draw:text-style-name="P2" draw:layer="layout" svg:width="0.599cm" svg:height="0cm" svg:x="8cm" svg:y="4.1cm" svg:viewBox="0 0 600 0" svg:d="M0 0c200 0 400 0 600 0">
          <text:p/>
        </draw:path>
        <draw:path draw:style-name="gr6" draw:text-style-name="P2" draw:layer="layout" svg:width="0cm" svg:height="1.399cm" svg:x="8.3cm" svg:y="2.7cm" svg:viewBox="0 0 0 1400" svg:d="M0 0c0 467 0 933 0 1400">
          <text:p/>
        </draw:path>
        <draw:path draw:style-name="gr6" draw:text-style-name="P2" draw:layer="layout" svg:width="0cm" svg:height="0.899cm" svg:x="8.3cm" svg:y="4.3cm" svg:viewBox="0 0 0 900" svg:d="M0 0c0 300 0 600 0 900">
          <text:p/>
        </draw:path>
        <draw:line draw:style-name="gr6" draw:text-style-name="P2" draw:layer="layout" svg:x1="2.3cm" svg:y1="2.7cm" svg:x2="3cm" svg:y2="2.7cm">
          <text:p/>
        </draw:line>
        <draw:line draw:style-name="gr5" draw:text-style-name="P2" draw:layer="layout" svg:x1="7.3cm" svg:y1="3.2cm" svg:x2="7.3cm" svg:y2="3.7cm">
          <text:p/>
        </draw:line>
        <draw:line draw:style-name="gr6" draw:text-style-name="P2" draw:layer="layout" svg:x1="7.6cm" svg:y1="2.7cm" svg:x2="8.3cm" svg:y2="2.7cm">
          <text:p/>
        </draw:line>
        <draw:frame draw:style-name="gr11" draw:text-style-name="P7" draw:layer="layout" svg:width="2.716cm" svg:height="0.569cm" svg:x="3.9cm" svg:y="4.3cm">
          <draw:text-box>
            <text:p text:style-name="P6"><text:span text:style-name="T1">stray capacitance</text:span></text:p>
          </draw:text-box>
        </draw:frame>
        <draw:line draw:style-name="gr2" draw:text-style-name="P2" draw:layer="layout" svg:x1="6.7cm" svg:y1="4.5cm" svg:x2="7.8cm" svg:y2="4.2cm">
          <text:p/>
        </draw:line>
        <draw:frame draw:style-name="gr11" draw:text-style-name="P7" draw:layer="layout" svg:width="1.353cm" svg:height="0.887cm" svg:x="0.247cm" svg:y="2.513cm">
          <draw:text-box>
            <text:p text:style-name="P6"><text:span text:style-name="T1">noise</text:span><text:span text:style-name="T1"><text:line-break/></text:span><text:span text:style-name="T1">source</text:span></text:p>
          </draw:text-box>
        </draw:frame>
        <draw:line draw:style-name="gr2" draw:text-style-name="P2" draw:layer="layout" svg:x1="1.3cm" svg:y1="3cm" svg:x2="1.9cm" svg:y2="3.7cm">
          <text:p/>
        </draw:line>
        <draw:line draw:style-name="gr1" draw:text-style-name="P1" draw:layer="layout" svg:x1="5.8cm" svg:y1="3.2cm" svg:x2="6.1cm" svg:y2="3.2cm">
          <text:p/>
        </draw:line>
        <draw:line draw:style-name="gr1" draw:text-style-name="P1" draw:layer="layout" svg:x1="5.8cm" svg:y1="2.2cm" svg:x2="6.1cm" svg:y2="2.2cm">
          <text:p/>
        </draw:line>
        <draw:line draw:style-name="gr1" draw:text-style-name="P1" draw:layer="layout" svg:x1="4.6cm" svg:y1="2.2cm" svg:x2="4.6cm" svg:y2="1.7cm">
          <text:p/>
        </draw:line>
        <draw:line draw:style-name="gr1" draw:text-style-name="P1" draw:layer="layout" svg:x1="4.6cm" svg:y1="3.7cm" svg:x2="4.6cm" svg:y2="3.2cm">
          <text:p/>
        </draw:line>
        <draw:line draw:style-name="gr1" draw:text-style-name="P1" draw:layer="layout" svg:x1="6.1cm" svg:y1="2.2cm" svg:x2="6.1cm" svg:y2="1.7cm">
          <text:p/>
        </draw:line>
        <draw:line draw:style-name="gr1" draw:text-style-name="P1" draw:layer="layout" svg:x1="6.1cm" svg:y1="3.7cm" svg:x2="6.1cm" svg:y2="3.2cm">
          <text:p/>
        </draw:line>
        <draw:g>
          <draw:line draw:style-name="gr12" draw:text-style-name="P2" draw:layer="layout" svg:x1="7.3cm" svg:y1="2.2cm" svg:x2="7.3cm" svg:y2="2.4cm">
            <text:p/>
          </draw:line>
          <draw:line draw:style-name="gr12" draw:text-style-name="P2" draw:layer="layout" svg:x1="7.3cm" svg:y1="2.4cm" svg:x2="7.1cm" svg:y2="2.45cm">
            <text:p/>
          </draw:line>
          <draw:line draw:style-name="gr12" draw:text-style-name="P2" draw:layer="layout" svg:x1="7.5cm" svg:y1="2.55cm" svg:x2="7.1cm" svg:y2="2.45cm">
            <text:p/>
          </draw:line>
          <draw:line draw:style-name="gr12" draw:text-style-name="P2" draw:layer="layout" svg:x1="7.5cm" svg:y1="2.55cm" svg:x2="7.1cm" svg:y2="2.65cm">
            <text:p/>
          </draw:line>
          <draw:line draw:style-name="gr12" draw:text-style-name="P2" draw:layer="layout" svg:x1="7.5cm" svg:y1="2.75cm" svg:x2="7.1cm" svg:y2="2.65cm">
            <text:p/>
          </draw:line>
          <draw:line draw:style-name="gr12" draw:text-style-name="P2" draw:layer="layout" svg:x1="7.5cm" svg:y1="2.75cm" svg:x2="7.1cm" svg:y2="2.85cm">
            <text:p/>
          </draw:line>
          <draw:line draw:style-name="gr12" draw:text-style-name="P2" draw:layer="layout" svg:x1="7.5cm" svg:y1="2.95cm" svg:x2="7.1cm" svg:y2="2.85cm">
            <text:p/>
          </draw:line>
          <draw:line draw:style-name="gr12" draw:text-style-name="P2" draw:layer="layout" svg:x1="7.5cm" svg:y1="2.95cm" svg:x2="7.3cm" svg:y2="3cm">
            <text:p/>
          </draw:line>
          <draw:line draw:style-name="gr12" draw:text-style-name="P2" draw:layer="layout" svg:x1="7.3cm" svg:y1="3cm" svg:x2="7.3cm" svg:y2="3.2cm">
            <text:p/>
          </draw:line>
        </draw:g>
        <draw:line draw:style-name="gr5" draw:text-style-name="P2" draw:layer="layout" svg:x1="7.3cm" svg:y1="1.7cm" svg:x2="7.3cm" svg:y2="2.2cm">
          <text:p/>
        </draw:line>
        <draw:frame draw:style-name="gr11" draw:text-style-name="P7" draw:layer="layout" svg:width="1.035cm" svg:height="0.569cm" svg:x="8.465cm" svg:y="1.731cm">
          <draw:text-box>
            <text:p text:style-name="P6"><text:span text:style-name="T1">load</text:span></text:p>
          </draw:text-box>
        </draw:frame>
        <draw:line draw:style-name="gr2" draw:text-style-name="P2" draw:layer="layout" svg:x1="8.6cm" svg:y1="2.1cm" svg:x2="7.6cm" svg:y2="2.5cm">
          <text:p/>
        </draw:line>
        <draw:frame draw:style-name="gr11" draw:text-style-name="P7" draw:layer="layout" svg:width="1.378cm" svg:height="0.569cm" svg:x="4.622cm" svg:y="6.131cm">
          <draw:text-box>
            <text:p text:style-name="P6"><text:span text:style-name="T1">ground</text:span></text:p>
          </draw:text-box>
        </draw:frame>
        <draw:line draw:style-name="gr2" draw:text-style-name="P2" draw:layer="layout" svg:x1="5.7cm" svg:y1="6.2cm" svg:x2="6.2cm" svg:y2="5.3cm">
          <text:p/>
        </draw:line>
        <draw:g>
          <draw:path draw:style-name="gr13" draw:text-style-name="P2" draw:layer="layout" svg:width="0.574cm" svg:height="0.324cm" draw:transform="rotate (0.218689755274889) translate (3.42944777293035cm 1.982546173444cm)" svg:viewBox="0 0 575 325" svg:d="M0 325c108-488 575-282 575-282">
            <text:p/>
          </draw:path>
          <draw:line draw:style-name="gr13" draw:text-style-name="P2" draw:layer="layout" svg:x1="4cm" svg:y1="1.9cm" svg:x2="3.9cm" svg:y2="2cm">
            <text:p/>
          </draw:line>
          <draw:line draw:style-name="gr13" draw:text-style-name="P2" draw:layer="layout" svg:x1="4cm" svg:y1="1.9cm" svg:x2="3.9cm" svg:y2="1.8cm">
            <text:p/>
          </draw:line>
        </draw:g>
        <draw:g>
          <draw:path draw:style-name="gr13" draw:text-style-name="P2" draw:layer="layout" svg:width="0.574cm" svg:height="0.325cm" draw:transform="rotate (2.9237755629409) translate (3.99070453959304cm 3.54199848508905cm)" svg:viewBox="0 0 575 326" svg:d="M575 326c-108-489-575-283-575-283">
            <text:p/>
          </draw:path>
          <draw:line draw:style-name="gr13" draw:text-style-name="P2" draw:layer="layout" svg:x1="4cm" svg:y1="3.5cm" svg:x2="3.9cm" svg:y2="3.4cm">
            <text:p/>
          </draw:line>
          <draw:line draw:style-name="gr13" draw:text-style-name="P2" draw:layer="layout" svg:x1="4cm" svg:y1="3.5cm" svg:x2="3.9cm" svg:y2="3.6cm">
            <text:p/>
          </draw:line>
        </draw:g>
        <draw:frame draw:style-name="gr11" draw:text-style-name="P7" draw:layer="layout" svg:width="4.206cm" svg:height="0.887cm" svg:x="1.1cm" svg:y="0.4cm">
          <draw:text-box>
            <text:p text:style-name="P6"><text:span text:style-name="T1">common-mode noise blocked</text:span><text:span text:style-name="T1"><text:line-break/></text:span><text:span text:style-name="T1">by high impedance of choke</text:span></text:p>
          </draw:text-box>
        </draw:frame>
        <draw:line draw:style-name="gr2" draw:text-style-name="P2" draw:layer="layout" svg:x1="2.9cm" svg:y1="1.2cm" svg:x2="3.5cm" svg:y2="1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1-19T21:15:54.834000000</dc:date>
    <meta:editing-duration>PT6M55S</meta:editing-duration>
    <meta:editing-cycles>1</meta:editing-cycles>
    <meta:document-statistic meta:object-count="74"/>
    <meta:generator>LibreOffice/6.4.4.2$Windows_X86_64 LibreOffice_project/3d775be2011f3886db32dfd395a6a6d1ca2630ff</meta:generator>
  </office:meta>
</office:document-meta>
</file>